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6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5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5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-asian="Arial1" style:font-name-complex="Arial1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Soft SRL.</text:p>
      <text:p text:style-name="P1"/>
      <text:p text:style-name="P12">Charter</text:p>
      <text:p text:style-name="P1"/>
      <text:p text:style-name="P7">Somos el departamento de Proyectos de SmartSoft SRL y debemos diseñar un plan para llevar a cabo la mudanza de la empresa de la locación actual a la nueva.</text:p>
      <text:p text:style-name="P1"/>
      <text:p text:style-name="P10">Objetivo</text:p>
      <text:p text:style-name="P7">Diseñar y llevar a cabo la mudanza de SmartSoft SRL a un nuevo edificio, con el fin de contar con el mobiliario y los servicios instalados y el personal operativo al en una primera instancia al primer lunes de Noviembre, considerando una segunda etapa de redistribución a realizarse pasados dos meses.</text:p>
      <text:p text:style-name="P1"/>
      <text:p text:style-name="P10">Requerimientos a satisfacer</text:p>
      <text:list xml:id="list1353385180" text:style-name="L5">
        <text:list-item>
          <text:p text:style-name="P9">Planificar y realizar el traslado e instalación en el nuevo edificio de: mobiliario, instalaciones, infraestructura de red, telecomunicaciones y servidores, personal.</text:p>
        </text:list-item>
        <text:list-item>
          <text:p text:style-name="P9">Contratar los servicios relacionados con la mudanza (fletes, <text:span text:style-name="T1">cajas contenedoras, servicios de internet, operarios para instalación de comunicaciones y mobiliario</text:span>).</text:p>
        </text:list-item>
        <text:list-item>
          <text:p text:style-name="P9">Planificar y realizar la distribución de las instalaciones en el nuevo edificio para los tres pisos disponibles.</text:p>
        </text:list-item>
        <text:list-item>
          <text:p text:style-name="P9">Planificar y realizar la redistribución de las instalaciones al conseguir los dos nuevos pisos.</text:p>
        </text:list-item>
      </text:list>
      <text:p text:style-name="P1"/>
      <text:p text:style-name="P10">Limitaciones del proyecto</text:p>
      <text:list xml:id="list473580566" text:continue-numbering="true" text:style-name="L5">
        <text:list-item>
          <text:p text:style-name="P11">No dejar a la empresa sin telecomunicaciones y servidores mas de un día.</text:p>
        </text:list-item>
        <text:list-item>
          <text:p text:style-name="P11">Ubicar al personal, mobiliario e instalaciones en los 3 primeros pisos disponibles y redistribuirlos luego en los dos nuevos pisos.</text:p>
        </text:list-item>
        <text:list-item>
          <text:p text:style-name="P11">Instalar el mobiliario.</text:p>
        </text:list-item>
        <text:list-item>
          <text:p text:style-name="P11">Contar con las instalaciones mudadas y completamente operativas al primer lunes de Noviembre.</text:p>
        </text:list-item>
      </text:list>
      <text:p text:style-name="P1"/>
      <text:p text:style-name="P10">Hipótesis y supuestos</text:p>
      <text:list xml:id="list1003185812" text:style-name="L6">
        <text:list-item>
          <text:p text:style-name="P8">La baja de los servicios actuales quedara a cargo de otro departamento.</text:p>
        </text:list-item>
        <text:list-item>
          <text:p text:style-name="P8">La contratación de los nuevos servicios y de los operarios necesarios para la instalación de comunicaciones y mobiliario está incluida en el presupuesto del proyecto.</text:p>
        </text:list-item>
        <text:list-item>
          <text:p text:style-name="P8">Cualquier herramienta o accesorio necesario para la instalación será provisto por los operarios contratados y su costó formará parte del presupuesto del proyecto.</text:p>
        </text:list-item>
        <text:list-item>
          <text:p text:style-name="P8">Se supone que las instalaciones de los primeros tres pisos de los que se dispondrá en el nuevo edificio, permiten instalar la totalidad de la infraestructura, mobiliario y personal de SmartSoft SRL. </text:p>
        </text:list-item>
        <text:list-item>
          <text:p text:style-name="P8">Se supone que el edificio nuevo cuenta con los servicios de luz, agua y gas junto con sus correspondientes instalaciones y habilitaciones, y que estas son adecuadas para las instalaciones a realizar.</text:p>
        </text:list-item>
        <text:list-item>
          <text:p text:style-name="P8">Se considera que las cajas contenedoras serán provistas por el servicio de flete, al igual que el servicio de carga y descarga de mobiliario y cajas. </text:p>
        </text:list-item>
        <text:list-item>
          <text:p text:style-name="P8">Se considera que la empresa solo opera de lunes a viernes, por lo cual la instalacion de comunicaciones y servidores se realizará durante un fin de semana para a lo sumo dejar a la empresa sin estos servicios a lo sumo un dia ( el lunes siguiente).</text:p>
        </text:list-item>
        <text:list-item>
          <text:p text:style-name="P8">No se realizará la compra de nuevo mobiliario / infraestructura.</text:p>
        </text:list-item>
        <text:list-item>
          <text:p text:style-name="P8">No se contemplan los daños que puedan sufrir los mobiliarios / infraestructura durante la mudanza.</text:p>
        </text:list-item>
        <text:list-item>
          <text:p text:style-name="P8">No se realizara la configuración de las telecomunicaciones y los servidores, sino que <text:soft-page-break/>solamente se realizara su instalación.</text:p>
        </text:list-item>
        <text:list-item>
          <text:p text:style-name="P8">El trasporte del personal de la empresa de un edificio al otro correrá por cuenta del mismo.</text:p>
        </text:list-item>
        <text:list-item>
          <text:p text:style-name="P8">Se consideran como servicios a contratar: internet y telefoní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19T16:34:24.23</meta:creation-date>
    <dc:date>2011-08-25T20:38:05</dc:date>
    <meta:editing-duration>PT05H27M52S</meta:editing-duration>
    <meta:editing-cycles>28</meta:editing-cycles>
    <meta:generator>OpenOffice.org/3.2$Linux OpenOffice.org_project/320m12$Build-9483</meta:generator>
    <dc:creator>Veronica B.</dc:creator>
    <meta:document-statistic meta:table-count="0" meta:image-count="0" meta:object-count="0" meta:page-count="2" meta:paragraph-count="28" meta:word-count="500" meta:character-count="3069"/>
  </office:meta>
</office:document-meta>
</file>